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Standard">
      <style:paragraph-properties fo:text-align="justify" style:justify-single-word="false"/>
      <style:text-properties fo:language="en" fo:country="CA" style:text-underline-style="none"/>
    </style:style>
    <style:style style:name="P4" style:family="paragraph" style:parent-style-name="Standard">
      <style:paragraph-properties fo:text-align="justify" style:justify-single-word="false">
        <style:tab-stops>
          <style:tab-stop style:position="2.937cm"/>
        </style:tab-stops>
      </style:paragraph-properties>
      <style:text-properties fo:language="en" fo:country="CA" style:text-underline-style="none"/>
    </style:style>
    <style:style style:name="P5" style:family="paragraph" style:parent-style-name="Standard">
      <style:paragraph-properties fo:text-align="center" style:justify-single-word="false"/>
      <style:text-properties fo:language="en" fo:country="CA" style:text-underline-style="none"/>
    </style:style>
    <style:style style:name="P6" style:family="paragraph" style:parent-style-name="Standard">
      <style:paragraph-properties fo:text-align="justify" style:justify-single-word="false"/>
      <style:text-properties fo:language="en" fo:country="CA" style:text-underline-style="none" fo:background-color="#e6e6ff"/>
    </style:style>
    <style:style style:name="P7" style:family="paragraph" style:parent-style-name="Standard">
      <style:paragraph-properties fo:text-align="justify" style:justify-single-word="false"/>
      <style:text-properties fo:language="en" fo:country="CA" style:text-underline-style="none" fo:background-color="transparent"/>
    </style:style>
    <style:style style:name="P8"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9" style:family="paragraph" style:parent-style-name="Text_20_body">
      <style:paragraph-properties fo:text-align="center" style:justify-single-word="false"/>
      <style:text-properties fo:color="#0000ff" style:font-name="Arial"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language="en" fo:country="CA" style:text-underline-style="none"/>
    </style:style>
    <style:style style:name="P11" style:family="paragraph" style:parent-style-name="Standard" style:list-style-name="L1">
      <style:paragraph-properties fo:text-align="justify" style:justify-single-word="false"/>
      <style:text-properties fo:language="en" fo:country="CA" style:text-underline-style="none"/>
    </style:style>
    <style:style style:name="P12" style:family="paragraph" style:parent-style-name="Standard">
      <style:paragraph-properties fo:text-align="justify" style:justify-single-word="false"/>
      <style:text-properties fo:language="en" fo:country="CA"/>
    </style:style>
    <style:style style:name="P13" style:family="paragraph" style:parent-style-name="Standard" style:list-style-name="L2">
      <style:paragraph-properties fo:text-align="justify" style:justify-single-word="false"/>
      <style:text-properties style:font-name="Courier New" fo:language="en" fo:country="CA" style:text-underline-style="none" fo:font-weight="bold" style:font-weight-asian="bold" style:font-weight-complex="bold"/>
    </style:style>
    <style:style style:name="P14" style:family="paragraph" style:parent-style-name="Standard">
      <style:paragraph-properties fo:text-align="justify" style:justify-single-word="false"/>
      <style:text-properties fo:color="#0000ff" fo:language="en" fo:country="CA" style:text-underline-style="none"/>
    </style:style>
    <style:style style:name="P15" style:family="paragraph" style:parent-style-name="Heading_20_1">
      <style:paragraph-properties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weight="bold" fo:background-color="#e6e6ff" style:font-weight-asian="bold"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fo:background-color="#e6e6ff"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background-color="#e6e6ff"/>
    </style:style>
    <style:style style:name="T10" style:family="text">
      <style:text-properties fo:background-color="transparent"/>
    </style:style>
    <style:style style:name="T11" style:family="text">
      <style:text-properties fo:color="#0000ff"/>
    </style:style>
    <style:style style:name="T12" style:family="text">
      <style:text-properties fo:color="#0000ff" style:font-name="Courier New" fo:font-weight="bold" style:font-weight-asian="bold" style:font-weight-complex="bold"/>
    </style:style>
    <style:style style:name="T13" style:family="text">
      <style:text-properties fo:color="#0000ff" style:font-name="Courier New" style:text-underline-style="none" fo:font-weight="bold" style:font-weight-asian="bold" style:font-weight-complex="bold"/>
    </style:style>
    <style:style style:name="T14" style:family="text">
      <style:text-properties fo:color="#0000ff" style:font-name="Courier New" style:text-underline-style="none" fo:font-weight="bold" fo:background-color="#e6e6ff" style:font-weight-asian="bold" style:font-weight-complex="bold"/>
    </style:style>
    <style:style style:name="T15" style:family="text">
      <style:text-properties fo:color="#0000ff" style:text-underline-style="none"/>
    </style:style>
    <style:style style:name="T16" style:family="text">
      <style:text-properties fo:color="#0000ff" fo:font-style="italic" style:text-underline-style="none" style:font-style-asian="italic" style:font-style-complex="italic"/>
    </style:style>
    <style:style style:name="T17" style:family="text">
      <style:text-properties style:font-name="Courier New" fo:font-weight="bold" style:font-weight-asian="bold" style:font-weight-complex="bold"/>
    </style:style>
    <style:style style:name="T18" style:family="text">
      <style:text-properties style:font-name="Times New Roman"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0/07/30</text:h>
      <text:p text:style-name="P9">10/11/07</text:p>
      <text:h text:style-name="Heading_20_1" text:outline-level="1">CC1100 driver notes</text:h>
      <text:p text:style-name="P2"/>
      <text:p text:style-name="P3">The header file PicOS/cc1100.h assigns default values to some constants that can be used to configure the operation of the driver. All the constants named <text:span text:style-name="T2">RADIO_</text:span>... (appearing close to the top of the file) can be defined in options.sys thus overriding the default definitions. Here is a brief description of their meaning.</text:p>
      <text:p text:style-name="P3"/>
      <text:p text:style-name="P3"><text:span text:style-name="T2">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3"/>
      <text:p text:style-name="P7"><text:span text:style-name="T6">Bit 0 (0x01)</text:span><text:span text:style-name="T9"> switches on diag messages indicating abnormal conditions.</text:span> Those messages that indicate serious problems (that normally should not occur for as long as the chip is healthy) end with two exclamation marks.</text:p>
      <text:p text:style-name="P3"/>
      <text:p text:style-name="P6"><text:span text:style-name="T5">Bit 1 (0x02)</text:span> switches on diag messages on various important (albeit normal) events, e.g., power down, reset, packet reception.<text:span text:style-name="T10"> </text:span></text:p>
      <text:p text:style-name="P3"/>
      <text:p text:style-name="P3"><text:span text:style-name="T6">Bit 2 (0x04)</text:span><text:span text:style-name="T9"> enables </text:span><text:span text:style-name="T3">PHYSOPT_ERROR</text:span><text:span text:style-name="T9">, a special control request, whereby the praxis can retrieve from the driver 6 counters reflecting its performance.</text:span> This is the format of the control request:</text:p>
      <text:p text:style-name="P3"/>
      <text:p text:style-name="P8"><text:tab/>word counters [6];</text:p>
      <text:p text:style-name="P8"><text:tab/>...</text:p>
      <text:p text:style-name="P8"><text:tab/>tcv_control (sfd, PHYSOPT_ERROR, counters);</text:p>
      <text:p text:style-name="P3"/>
      <text:p text:style-name="P3">The specified array is filled with the following values (in this order):</text:p>
      <text:p text:style-name="P3"/>
      <text:list xml:id="list35480522" text:style-name="L1">
        <text:list-item>
          <text:p text:style-name="P11">The total number of attempted packet receptions triggered by the recognition of a sync word signalling the beginning of a packet.</text:p>
          <text:p text:style-name="P11"/>
        </text:list-item>
        <text:list-item>
          <text:p text:style-name="P11">The total number of successfully received packets. This number is never bigger than the previous number.</text:p>
          <text:p text:style-name="P11"/>
        </text:list-item>
        <text:list-item>
          <text:p text:style-name="P11">The total number of packets submitted to the transmitter, i.e., ones that have been extracted from the driver's PHY queue to be transmitted.</text:p>
          <text:p text:style-name="P11"/>
        </text:list-item>
        <text:list-item>
          <text:p text:style-name="P11">The total number of packets submitted for transmission that exceeded the limit on the number of transmission attempts (see below) and were dropped. This number is never bigger than the previous number. <text:span text:style-name="T11">This number is always zero if </text:span><text:span text:style-name="T12">RADIO_LBT_MODE</text:span><text:span text:style-name="T11"> (see below) is not 3 (which is the default).</text:span></text:p>
          <text:p text:style-name="P11"/>
        </text:list-item>
        <text:list-item>
          <text:p text:style-name="P11">The congestion indicator describing the average backoff delay suffered by a transmitted packet <text:soft-page-break/>(see below).</text:p>
          <text:p text:style-name="P11"/>
        </text:list-item>
        <text:list-item>
          <text:p text:style-name="P11">The maximum backoff so far, i.e., the maximum delay suffered by a packet (including packets dropped due to congestion, when <text:span text:style-name="T12">RADIO_LBT_MODE</text:span><text:span text:style-name="T11"> is 3</text:span>).</text:p>
        </text:list-item>
      </text:list>
      <text:p text:style-name="P3"/>
      <text:p text:style-name="P3">Accumulative counters wrap around at 64K (65536). Counters 0 and 1, as well as 2 and 3, are coupled in the sense that when the first one wraps around the maximum (and is zeroed), the second one is zeroed as well.</text:p>
      <text:p text:style-name="P3"/>
      <text:p text:style-name="P3">The congestion indicator is calculated as an exponential moving average of the backoff delay over all transmitted (or dropped) packets. The formula is</text:p>
      <text:p text:style-name="P5"/>
      <text:p text:style-name="P5"><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5"/>
      <text:p text:style-name="P3">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3"/>
      <text:p text:style-name="P3">All counters can be zeroed by providing a NULL second argument to <text:span text:style-name="T2">tcv_control</text:span>, i.e.,</text:p>
      <text:p text:style-name="P3"/>
      <text:p text:style-name="P8"><text:tab/>tcv_control (sfd, PHYSOPT_ERROR, NULL);</text:p>
      <text:p text:style-name="P3"/>
      <text:p text:style-name="P3"><text:span text:style-name="T6">Bit 3 (0x08)</text:span><text:span text:style-name="T9">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3"/>
      <text:p text:style-name="P3"><text:span text:style-name="T6">Bit 4 (0x10)</text:span><text:span text:style-name="T9"> causes the special guard process to be activated and run in parallel with the driver.</text:span> The role of the guard process is to detect hangups of the driver resulting from a faulty CC1100 chip. Normally, the guard process is not required.</text:p>
      <text:p text:style-name="P3"/>
      <text:p text:style-name="P3"><text:span text:style-name="T6">Bit 5 (0x20)</text:span><text:span text:style-name="T9"> switches on extra consistency checks (along the same line as the guard process).</text:span> Such checks are not normally required, but they may be occasionally useful for diagnosing broken chips.</text:p>
      <text:p text:style-name="P3"/>
      <text:p text:style-name="P3"><text:span text:style-name="T6">Bit 6 (0x40)</text:span><text:span text:style-name="T9"> extends the semantics of </text:span><text:span text:style-name="T3">PHYSOPT_RESET</text:span><text:span text:style-name="T9">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2">0xff</text:span>). For example this sequence:</text:p>
      <text:p text:style-name="P3"/>
      <text:p text:style-name="P8"><text:tab/>byte subst [] = { 0x3E, 0xC4, 1C, 0x48, 255 };</text:p>
      <text:p text:style-name="P8"><text:tab/>...</text:p>
      <text:p text:style-name="P8"><text:tab/>tcv_control (sfd, PHYSOPT_RESET, (address)subst);</text:p>
      <text:p text:style-name="P3"/>
      <text:p text:style-name="P3">sets the first entry in PATABLE (register <text:span text:style-name="T2">0x3E</text:span>) to <text:span text:style-name="T2">0xC4</text:span> and register <text:span text:style-name="T2">AGCCTRL1</text:span><text:span text:style-name="T4"> </text:span>(specifying LBT thresholds – see below) to <text:span text:style-name="T2">0x48</text:span>.</text:p>
      <text:p text:style-name="P3"/>
      <text:p text:style-name="P3">Note that the praxis should not alter the substitution table after submitting it to the driver. This is <text:soft-page-break/>because the same table will be used on every subsequent reset (which may occur spontaneously for quite legitimate internal reasons). Alternatively, if the praxis knows what it is doing, it may just modify some values in the substitution table and trigger a reset (e.g., by switching the transmitter/receiver off and back on) to effect the new register settings.</text:p>
      <text:p text:style-name="P3"/>
      <text:p text:style-name="P3">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3"/>
      <text:p text:style-name="P3"><text:span text:style-name="T6">Bit 7 (0x80)</text:span><text:span text:style-name="T9"> enables the code for initializing the node's entropy (affecting random number generation) from RSSI upon system reset.</text:span> This is only effective if the global system options select entropy collection, i.e., the constant <text:span text:style-name="T2">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2">ENTROPY_COLLECTION</text:span> is nonzero).</text:p>
      <text:p text:style-name="P3"/>
      <text:p text:style-name="P3"><text:span text:style-name="T3">RADIO_CRC_MODE</text:span> (default setting 0) selects the way of calculating the CRC for a packet, which can be one of:</text:p>
      <text:p text:style-name="P3"/>
      <text:p text:style-name="P3"><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3"/>
      <text:p text:style-name="P3"><text:tab/>1<text:tab/>built-in CC2400-compatible CRC</text:p>
      <text:p text:style-name="P3"/>
      <text:p text:style-name="P3"><text:tab/>2<text:tab/>like 0 + AUTOFLUSH (do not use – see below)</text:p>
      <text:p text:style-name="P3"/>
      <text:p text:style-name="P3"><text:tab/>3<text:tab/>like 1 + AUTOFLUSH (do not use)</text:p>
      <text:p text:style-name="P3"/>
      <text:p text:style-name="P3"><text:tab/>4<text:tab/>software CRC (our own software implementation of ISO 3309 CRC)</text:p>
      <text:p text:style-name="P3"/>
      <text:p text:style-name="P3">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3"/>
      <text:p text:style-name="P3">Despite its present buggy status, the option has not been removed from the driver, as the newer versions of the chip may fix the problem (providing for a more foolproof way of triggering reception events).</text:p>
      <text:p text:style-name="P3"/>
      <text:p text:style-name="P3">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text:p>
      <text:p text:style-name="P3"/>
      <text:p text:style-name="P3"><text:span text:style-name="T3">RADIO_DEFAULT_POWER</text:span> (default setting 2) selects the default transmission power setting. This is <text:soft-page-break/>the number of PATABLE entry (between 0 and 7 inclusively) to be used as the initial power level immediately after the chip's initialization. This is also the power level to be assumed when the argument to a <text:span text:style-name="T2">PHYSOPT_SETPOWER</text:span> control request is NULL.</text:p>
      <text:p text:style-name="P3"/>
      <text:p text:style-name="P4"><text:span text:style-name="T3">RADIO_DEFAULT_CHANNEL</text:span> (default setting 0) selects the default channel. Legitimate values are between 0 and 255.</text:p>
      <text:p text:style-name="P4"/>
      <text:p text:style-name="P4"><text:span text:style-name="T3">RADIO_DEFAULT_BITRATE</text:span> (default setting 10000) selects the default bit rate roughly in bits per seconds. Only these four values are legitimate: 5000, 10000, 38400, and 200000.</text:p>
      <text:p text:style-name="P3"/>
      <text:p text:style-name="P3"><text:span text:style-name="T3">RADIO_LBT_MIN_BACKOFF</text:span> (default setting 2). This is the minimum value of a backoff (in PicOS milliseconds) generated, e.g., when the driver fails to grab the channel for a packet transmission.</text:p>
      <text:p text:style-name="P3"/>
      <text:p text:style-name="P3">To understand the interpretation of this and other backoff (LBT) related constants, you need some understanding of the channel access protocol for transmission, which is outlined below.</text:p>
      <text:p text:style-name="P3"/>
      <text:p text:style-name="P3">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text:p>
      <text:p text:style-name="P3"/>
      <text:p text:style-name="P3">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3"/>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3"/>
      <text:p text:style-name="P3">The backoff timer can be reset. For example, it is reset upon a packet reception. It can also be set explicitly by a <text:span text:style-name="T2">PHYSOPT_CAV</text:span> control call (from the praxis). In any case, when the backoff timer is reset, an attention event is triggered, which (among other things) means that the driver will immediately see the new value of the backoff timer.</text:p>
      <text:p text:style-name="P3"/>
      <text:p text:style-name="P1"><text:span text:style-name="T8">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may refuse to be put into the transmit state if it thinks the channel is busy. <text:span text:style-name="T11">In such a case, we say that the packet is experiencing a congestion.</text:span></text:p>
      <text:p text:style-name="P1"><text:span text:style-name="T11"/></text:p>
      <text:p text:style-name="P1"><text:span text:style-name="T11">One constant describing how congestion should be handled is</text:span></text:p>
      <text:p text:style-name="P1"><text:span text:style-name="T11"/></text:p>
      <text:p text:style-name="P1"><text:soft-page-break/><text:span text:style-name="T14">RADIO_LBT_MODE</text:span><text:span text:style-name="T15">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some other RF activities in the neighbourhood, including a situation when the chip happens to be receiving a packet. Formally, this mode of operation is selected by setting </text:span><text:span text:style-name="T13">CCA_MODE</text:span><text:span text:style-name="T15"> (bits 4-5 of the chip's </text:span><text:span text:style-name="T13">MCSM1</text:span><text:span text:style-name="T15"> register) to 0, which disables the LBT feature altogether.</text:span></text:p>
      <text:p text:style-name="P1"><text:span text:style-name="T15"/></text:p>
      <text:p text:style-name="P1"><text:span text:style-name="T15">We start by describing the first two nontrivial modes, i.e., 1 and 2. The description of mode 3 comes a bit later.</text:span></text:p>
      <text:p text:style-name="P1"><text:span text:style-name="T15"/></text:p>
      <text:p text:style-name="P1"><text:span text:style-name="T15">By setting </text:span><text:span text:style-name="T13">RADIO_LBT_MODE</text:span><text:span text:style-name="T15"> to 1 you choose a slightly less aggressive behaviour (corresponding to </text:span><text:span text:style-name="T13">CCA_MODE</text:span><text:span text:style-name="T15"> = 2). While the chip will still not care about the general interference level in the neighbourhood, it will refuse to be put into the transmit state, if a packet is currently being received by the chip. Formally, that means that the </text:span><text:span text:style-name="T16">start word</text:span><text:span text:style-name="T15"> of a packet has been recognized by the receiver and the RX FIFO is being filled.</text:span></text:p>
      <text:p text:style-name="P1"><text:span text:style-name="T15"/></text:p>
      <text:p text:style-name="P1"><text:span text:style-name="T15">If </text:span><text:span text:style-name="T13">RADIO_LBT_MODE</text:span><text:span text:style-name="T15"> is 2 (corresponding to </text:span><text:span text:style-name="T13">CCA_MODE</text:span><text:span text:style-name="T15"> = 3),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
      <text:p text:style-name="P1"><text:tab/><text:span text:style-name="T2">RADIO_CC_THRESHOLD</text:span><text:tab/><text:tab/>(<text:span text:style-name="T11">default = 6</text:span>, legitimate values 0 – 15)</text:p>
      <text:p text:style-name="P1"><text:tab/><text:span text:style-name="T2">RADIO_CC_THRESHOLD_REL</text:span><text:tab/>(<text:span text:style-name="T11">default = 0</text:span>, legitimate values 0 – 3) </text:p>
      <text:p text:style-name="P1"/>
      <text:p text:style-name="P1">The value zero of a threshold constant disables the respective condition. <text:span text:style-name="T2">RADIO_CC_THRESHOLD</text:span> applies to the absolute RSSI level. Increasing (nonzero) values correspond to higher absolute levels, so 1 is the finest setting (the most sensitive threshold). The second threshold constant (<text:span text:style-name="T2">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text:span text:style-name="T11">Note that the values of the above two constants are only relevant if </text:span><text:span text:style-name="T12">RADIO_LBT_MODE</text:span><text:span text:style-name="T11"> is set to 2 (they are completely ignored otherwise).</text:span></text:p>
      <text:p text:style-name="P1"/>
      <text:p text:style-name="P1">For tests, you may either change the values of the above constants and recompile the praxis, or, alternatively, you can modify (dynamically, i.e., using a substitution table – see above) the contents of register <text:span text:style-name="T2">AGCCTRL1</text:span> (number <text:span text:style-name="T2">1C</text:span>). That register stores the values of the two constants in a somewhat obfuscated way (because of the two's complement encoding). The second hex digit corresponds to <text:span text:style-name="T2">RADIO_CC_THRESHOLD</text:span> offset by <text:span text:style-name="T2">0x08</text:span>, which means that <text:span text:style-name="T2">0x08</text:span> translates in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text:span text:style-name="T2">0x40</text:span> or'red with the absolute value of <text:span text:style-name="T2">RADIO_CC_THRESHOLD_REL</text:span>, e.g., <text:span text:style-name="T2">0x60</text:span> corresponds to <text:span text:style-name="T2">RADIO_CC_THRESHOLD_REL</text:span> = 2.</text:p>
      <text:p text:style-name="P1"/>
      <text:p text:style-name="P1">If the channel assessment fails, i.e., the chip refuses to enter the transmit state, the driver generates a random number using this formula:</text:p>
      <text:p text:style-name="P1"/>
      <text:p text:style-name="P3"><text:tab/><text:span text:style-name="T2">bckf_timer = RADIO_LBT_MIN_BACKOFF + rnd () &amp; mask;</text:span></text:p>
      <text:p text:style-name="P3"><text:soft-page-break/></text:p>
      <text:p text:style-name="P3">where <text:span text:style-name="T2">mask</text:span> is always a power of two minus 1, i.e., its binary representation consists of a number of ones from the right. The mask size is determined by this constant:</text:p>
      <text:p text:style-name="P3"/>
      <text:p text:style-name="P3"><text:span text:style-name="T3">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3"/>
      <text:p text:style-name="P3">Note that the driver will not re-attempt the transmission for as long as the backoff timer remains nonzero. <text:s/>The backoff timer will be reset after a successful packet reception using the mask described by this constant:</text:p>
      <text:p text:style-name="P3"/>
      <text:p text:style-name="P3"><text:span text:style-name="T3">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
      <text:p text:style-name="P3">If <text:span text:style-name="T2">RADIO_LBT_BACKOFF_EXP</text:span><text:span text:style-name="T4"> </text:span>is defined as zero, the transmitter behaves aggressively retrying channel access at millisecond intervals. This option is not recommended (certainly, it makes no sense with <text:span text:style-name="T2">RADIO_LBT_RETRY_LIMIT</text:span> or <text:span text:style-name="T2">RADIO_LBT_RETRY_STAGED</text:span> – see below). It was used in conjunction with 200 kbps transmission rate for high bandwidth transmission of real-time data in the heart datalogger project at SFU.</text:p>
      <text:p text:style-name="P3"/>
      <text:p text:style-name="P3">If <text:span text:style-name="T2">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3"/>
      <text:p text:style-name="P1">The backoff timer can be set explicitly by the praxis using this control call:</text:p>
      <text:p text:style-name="P1"/>
      <text:p text:style-name="P8"><text:tab/>word bckf;</text:p>
      <text:p text:style-name="P8"><text:tab/>...</text:p>
      <text:p text:style-name="P8"><text:tab/>tcv_control (sfd, PHYSOPT_CAV, &amp;bckf);</text:p>
      <text:p text:style-name="P3"/>
      <text:p text:style-name="P3">where the value of <text:span text:style-name="T2">bckf</text:span> provides the new setting of the timer in milliseconds. If the last argument of <text:span text:style-name="T2">tcv_control</text:span> is NULL, the driver generates a randomized interval using <text:span text:style-name="T2">RADIO_LBT_BACKOFF_EXP</text:span> for the mask.</text:p>
      <text:p text:style-name="P3"/>
      <text:p text:style-name="P3">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text:soft-page-break/>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3"/>
      <text:p text:style-name="P3"><text:span text:style-name="T3">RADIO_LBT_XMIT_SPACE</text:span> (default setting 2) milliseconds. The idea is to provide a breathing room for the receiver to accommodate the received packet before being fed a new one. If <text:span text:style-name="T2">RADIO_LBT_XMIT_SPACE </text:span>is defined as zero, the backoff timer is not set at the end of a transmission.</text:p>
      <text:p text:style-name="P3"/>
      <text:p text:style-name="P14">Note that with <text:span text:style-name="T2">RADIO_LBT_MODE</text:span> = 1 or 2 the driver will keep trying to acquire the channel (backing off at every failed attempt) until it succeeds, using the same preset LBT sensitivity parameters (for case 2) at each attempt (determined by <text:span text:style-name="T2">RADIO_CC_THRESHOLD</text:span> and <text:span text:style-name="T2">RADIO_CC_THRESHOLD_REL</text:span>). When <text:span text:style-name="T2">RADIO_LBT_MODE</text:span> is 3, the driver will limit the number of channel acquisition attempts to 8 reducing the sensitivity of the LBT thresholds after every failed attempt. For the first 5 attempts, it will use <text:span text:style-name="T2">CCA_MODE</text:span> = 3 (full LBT), for the subsequent two attempts it will set <text:span text:style-name="T2">CCA_MODE</text:span> = 2 (yielding to receptions only), and for the last (eighth) attempt it will switch LBT off completely (setting <text:span text:style-name="T2">CCA_MODE</text:span> to zero). Thus, the last attempt must necessarily succeed.</text:p>
      <text:p text:style-name="P14"/>
      <text:p text:style-name="P14">The specific sensitivity settings used for the first 5 attempts when <text:span text:style-name="T2">RADIO_LBT_MODE</text:span> = 3 are determined by this table:</text:p>
      <text:p text:style-name="P14"/>
      <text:p text:style-name="P14"><text:tab/><text:span text:style-name="T2">0x59, 0x5A, 0x6B, 0x7D, 0x4F</text:span></text:p>
      <text:p text:style-name="P14"/>
      <text:p text:style-name="P1"><text:span text:style-name="T15">which lists the values consecutively stored into <text:s/></text:span><text:span text:style-name="T13">AGCCTRL1</text:span>. Note that the first entry corresponds to <text:span text:style-name="T13">RADIO_CC_THRESHOLD</text:span> = 1 and <text:span text:style-name="T13">RADIO_CC_THRESHOLD_REL</text:span> = 1, i.e., the most sensitive setting, while the last one has the largest threshold value for the absolute signal (7) with the relative assessment completely switched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11-07T18:57:23.90</dc:date>
    <meta:editing-duration>PT22H43M24S</meta:editing-duration>
    <meta:editing-cycles>122</meta:editing-cycles>
    <meta:generator>OpenOffice.org/3.2$Win32 OpenOffice.org_project/320m18$Build-9502</meta:generator>
    <dc:creator>Paweł Gburzyński</dc:creator>
    <meta:document-statistic meta:table-count="0" meta:image-count="0" meta:object-count="5" meta:page-count="7" meta:paragraph-count="82" meta:word-count="3150" meta:character-count="19310"/>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